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ParameterPropertyValues.ServletRequestParameterPropertyValues( ServletRequest request , @ Nullable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ParameterPropertyValues.ServletRequestParameterPropertyValues( ServletRequest request , @ Nullable String prefix , @ Nullable String prefix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ParameterPropertyValues.ServletRequestParameterPropertyValues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